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Mirko Schirmer, Helmestr. 27, 84634 Emelyland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Emelyland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Forward Specialist</text:h>
      <text:p text:style-name="P12"/>
      <text:p text:style-name="Normal">Sehr geehrte Damen und Herren</text:p>
      <text:p text:style-name="Normal"/>
      <text:p text:style-name="Normal">Praesentium qui voluptatem aut in facere.</text:p>
      <text:p text:style-name="Normal"/>
      <text:p text:style-name="Normal">Consequatur repellat numquam eveniet eius culpa est et.</text:p>
      <text:p text:style-name="Normal"/>
      <text:p text:style-name="Normal">Laboriosam cumque ea beatae ullam.</text:p>
      <text:p text:style-name="Normal"/>
      <text:p text:style-name="Normal">Freundliche Grüße</text:p>
      <text:p text:style-name="Normal"/>
      <text:p text:style-name="Normal">Mirko Schirmer</text:p>
      <text:p text:style-name="P11"><text:span text:style-name="T4"><text:tab/><text:tab/></text:span><text:span text:style-name="T7">Mirko Schirmer</text:span></text:p>
      <text:p text:style-name="P3"><text:tab/><text:tab/></text:p>
      <text:p text:style-name="P2"><text:span text:style-name="Highlighted_20_with_20_gray_20_Char"><text:span text:style-name="T6">Odit eum labore cum esse quia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5590c87b-dd57-4535-9489-e2b6cdcfcf22">
        <text:p text:style-name="P7">
    <text:span text:style-name="T6">
      <text:tab/>
    </text:span>
    <text:span text:style-name="White_20_Font">
      <text:span text:style-name="T5">März 2011 - August 2012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3679271273" text:style-name="LS4">
          <text:list-header>
            <text:p text:style-name="P21">Projektmanagement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062acdb8-8010-4e8f-9987-b9b1a77b02a8">
        <text:p text:style-name="P8">
    <text:span text:style-name="T6">
      <text:tab/>
    </text:span>
    <text:span text:style-name="White_20_Font">
      <text:span text:style-name="T5">September 2014 - Juni 2016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14405386077374" text:continue-numbering="true" text:style-name="LS4">
          <text:list-header>
            <text:p text:style-name="P22">Geige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section text:style-name="Sect1" text:name="3d6b0b8c-a24d-467f-a709-7884d0674f63">
        <text:p text:style-name="P8">
    <text:span text:style-name="T6">
      <text:tab/>
      <text:tab/>
    </text:span>
    <text:span text:style-name="Color_20_Caps_20_Expanded">
      <text:span text:style-name="T9">Sprachen</text:span>
    </text:span>
  </text:p>
        <text:list xml:id="list114405516387606" text:continue-numbering="true" text:style-name="LS4">
          <text:list-header>
            <text:p text:style-name="P22">Englisch, Französisch, Deutsch, Chinesisch</text:p>
          </text:list-header>
        </text:list>
        <text:p text:style-name="P5"/>
      </text:section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elijah@mohr.net</text:span><text:span text:style-name="MT2">| 19.01.1982 | </text:span><text:span text:style-name="MT3">84634 Emelyland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